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Tracker.ServiceTracker( BundleContext context , String clazz , ServiceTrackerCustomizer custom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cked.track( ServiceReference referen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viceTracker.remove( ServiceReference 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Tracke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Tracker.getServiceReferenc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iceTracker.getServi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cked.setInitialServices( ServiceReference [ ] referen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cked.trackAdding( ServiceReference referen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rviceTracker.getServi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cked.untrack( ServiceReference referen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viceTracker.modifiedService( ServiceReference reference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Tracker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ed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Tracker.getInitialReferences( boolean trackAllServices , String trackClass , String filter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Tracker.addingService( ServiceReference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Tracker.clos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viceTracker.open( boolean trackAllServic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racked.trackInitialServic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erviceTracker.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Track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Tracker.removedService( ServiceReference reference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Tracker.ServiceTracker( BundleContext context , Filter filter , ServiceTrackerCustomizer customiz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llTracked.AllTra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Tracker.waitForService( long time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iceTracker.getService( ServiceReference 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cked.Tra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Tracker.getServiceReferenc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racked.serviceChanged( ServiceEve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viceTracker.getTrack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Tracker.ServiceTracker( BundleContext context , ServiceReference reference , ServiceTrackerCustomizer custom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